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059" svg:font-family="C059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Symbols 2" svg:font-family="'Noto Sans Symbols 2'" style:font-family-generic="swiss" style:font-pitch="variable"/>
    <style:font-face style:name="Noto Serif CJK SC" svg:font-family="'Noto Serif CJK SC'" style:font-family-generic="system" style:font-pitch="variable"/>
    <style:font-face style:name="Source Code Pro" svg:font-family="'Source Code Pro'" style:font-pitch="fixed"/>
    <style:font-face style:name="Source Code Pro Medium" svg:font-family="'Source Code Pro Medium'" style:font-pitch="fixed"/>
    <style:font-face style:name="Source Code Pro Medium1" svg:font-family="'Source Code Pro Medium'" style:font-adornments="Medium" style:font-pitch="fixed"/>
    <style:font-face style:name="Symbola" svg:font-family="Symbola" style:font-pitch="variable"/>
    <style:font-face style:name="Ter" svg:font-family="Ter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C059" fo:font-size="6pt" officeooo:rsid="0007a686" officeooo:paragraph-rsid="0007a686" style:font-size-asian="5.25pt" style:font-size-complex="6pt"/>
    </style:style>
    <style:style style:name="P2" style:family="paragraph" style:parent-style-name="Standard">
      <style:text-properties style:font-name="Source Code Pro Medium" fo:font-size="10pt" officeooo:rsid="0007a686" officeooo:paragraph-rsid="0007a686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Source Code Pro Medium" fo:font-size="10pt" officeooo:rsid="0007a686" officeooo:paragraph-rsid="0007a686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Source Code Pro Medium" fo:font-size="10pt" officeooo:rsid="0007a686" officeooo:paragraph-rsid="0007a686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Source Code Pro Medium" fo:font-size="10pt" style:text-underline-style="solid" style:text-underline-width="auto" style:text-underline-color="font-color" officeooo:rsid="0007a686" officeooo:paragraph-rsid="0007a686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Source Code Pro Medium" fo:font-size="8pt" officeooo:rsid="0007a686" officeooo:paragraph-rsid="0007a686" style:font-size-asian="7pt" style:font-size-complex="8pt"/>
    </style:style>
    <style:style style:name="P7" style:family="paragraph" style:parent-style-name="Standard">
      <style:paragraph-properties fo:text-align="center" style:justify-single-word="false"/>
      <style:text-properties style:font-name="Source Code Pro Medium" fo:font-size="6pt" officeooo:rsid="0007a686" officeooo:paragraph-rsid="0007a686" style:font-size-asian="6pt" style:font-size-complex="6pt"/>
    </style:style>
    <style:style style:name="P8" style:family="paragraph" style:parent-style-name="Standard">
      <style:paragraph-properties fo:text-align="center" style:justify-single-word="false"/>
      <style:text-properties style:text-position="super 58%" style:font-name="Source Code Pro Medium1" fo:font-size="8pt" officeooo:rsid="0007a686" officeooo:paragraph-rsid="0007a686" style:font-size-asian="7pt" style:font-size-complex="8pt"/>
    </style:style>
    <style:style style:name="P9" style:family="paragraph" style:parent-style-name="Standard">
      <style:paragraph-properties fo:text-align="center" style:justify-single-word="false"/>
      <style:text-properties style:text-position="super 58%" style:font-name="Source Code Pro Medium1" fo:font-size="12pt" style:text-underline-style="none" officeooo:rsid="0007a686" officeooo:paragraph-rsid="0007a686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text-position="0% 100%" style:font-name="Source Code Pro Medium1" fo:font-size="8pt" officeooo:rsid="0007a686" officeooo:paragraph-rsid="0007a686" style:font-size-asian="7pt" style:font-size-complex="8pt"/>
    </style:style>
    <style:style style:name="P11" style:family="paragraph" style:parent-style-name="Standard">
      <style:paragraph-properties fo:text-align="center" style:justify-single-word="false"/>
      <style:text-properties style:text-position="0% 100%" style:font-name="Source Code Pro Medium1" fo:font-size="8pt" officeooo:rsid="0007a686" officeooo:paragraph-rsid="0007a686" style:font-size-asian="7pt" style:font-size-complex="8pt"/>
    </style:style>
    <style:style style:name="P12" style:family="paragraph" style:parent-style-name="Standard">
      <style:paragraph-properties fo:text-align="center" style:justify-single-word="false"/>
      <style:text-properties style:text-position="0% 100%" style:font-name="Source Code Pro Medium1" fo:font-size="6pt" officeooo:rsid="0007a686" officeooo:paragraph-rsid="0007a686" style:font-size-asian="6pt" style:font-size-complex="6pt"/>
    </style:style>
    <style:style style:name="P13" style:family="paragraph" style:parent-style-name="Standard">
      <style:paragraph-properties fo:text-align="start" style:justify-single-word="false"/>
      <style:text-properties style:text-position="0% 100%" style:font-name="Source Code Pro Medium1" fo:font-size="10pt" officeooo:rsid="0007a686" officeooo:paragraph-rsid="0007a686" style:font-size-asian="8.75pt" style:font-size-complex="10pt"/>
    </style:style>
    <style:style style:name="P14" style:family="paragraph" style:parent-style-name="Standard">
      <style:paragraph-properties fo:text-align="justify" style:justify-single-word="false"/>
      <style:text-properties style:text-position="0% 100%" style:font-name="Source Code Pro Medium1" fo:font-size="10pt" officeooo:rsid="0007a686" officeooo:paragraph-rsid="0007a686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style:text-position="0% 100%" style:font-name="Source Code Pro Medium1" fo:font-size="10pt" officeooo:rsid="0007a686" officeooo:paragraph-rsid="0007a686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style:text-position="0% 100%" style:font-name="Source Code Pro Medium1" fo:font-size="10pt" officeooo:rsid="0007a686" officeooo:paragraph-rsid="0007a686" style:font-size-asian="10pt" style:font-size-complex="10pt"/>
    </style:style>
    <style:style style:name="P17" style:family="paragraph" style:parent-style-name="Standard">
      <style:paragraph-properties fo:text-align="center" style:justify-single-word="false"/>
      <style:text-properties style:text-position="0% 100%" style:font-name="Source Code Pro Medium1" fo:font-size="10pt" style:text-underline-style="solid" style:text-underline-width="auto" style:text-underline-color="font-color" officeooo:rsid="0007a686" officeooo:paragraph-rsid="0007a686" style:font-size-asian="10pt" style:font-size-complex="10pt"/>
    </style:style>
    <style:style style:name="P18" style:family="paragraph" style:parent-style-name="Standard">
      <style:paragraph-properties fo:text-align="center" style:justify-single-word="false"/>
      <style:text-properties style:text-position="0% 100%" style:font-name="Source Code Pro Medium1" fo:font-size="20pt" officeooo:rsid="0007a686" officeooo:paragraph-rsid="0007a686" style:font-size-asian="17.5pt" style:font-size-complex="20pt"/>
    </style:style>
    <style:style style:name="P19" style:family="paragraph" style:parent-style-name="Standard">
      <style:paragraph-properties fo:text-align="center" style:justify-single-word="false"/>
      <style:text-properties style:text-position="0% 100%" style:font-name="Source Code Pro Medium1" fo:font-size="20pt" officeooo:rsid="0007a686" officeooo:paragraph-rsid="0007a686" style:font-size-asian="20pt" style:font-size-complex="20pt"/>
    </style:style>
    <style:style style:name="P20" style:family="paragraph" style:parent-style-name="Standard">
      <style:paragraph-properties fo:text-align="center" style:justify-single-word="false"/>
      <style:text-properties style:text-position="0% 100%" style:font-name="Source Code Pro Medium1" fo:font-size="12pt" style:text-underline-style="solid" style:text-underline-width="auto" style:text-underline-color="font-color" officeooo:rsid="0007a686" officeooo:paragraph-rsid="0007a686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text-position="0% 100%" style:font-name="Source Code Pro Medium1" fo:font-size="12pt" style:text-underline-style="none" officeooo:rsid="0007a686" officeooo:paragraph-rsid="0007a686" style:font-size-asian="12pt" style:font-size-complex="12pt"/>
    </style:style>
    <style:style style:name="P22" style:family="paragraph">
      <loext:graphic-properties draw:fill-color="#00000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position="super 58%"/>
    </style:style>
    <style:style style:name="T4" style:family="text">
      <style:text-properties style:text-position="super 58%" style:text-underline-style="none"/>
    </style:style>
    <style:style style:name="gr1" style:family="graphic">
      <style:graphic-properties svg:stroke-color="#000000" draw:fill-color="#000000" draw:textarea-horizontal-align="justify" draw:textarea-vertical-align="middle" draw:auto-grow-height="false" fo:min-height="0.1626in" fo:min-width="0.25in" loext:decorative="false" style:run-through="foreground" style:wrap="run-through" style:number-wrapped-paragraphs="no-limit" style:vertical-pos="from-top" style:vertical-rel="page" style:horizontal-pos="from-left" style:horizontal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3" draw:z-index="2" draw:name="Shape 3" draw:style-name="gr1" draw:text-style-name="P22" svg:width="0.5004in" svg:height="0.5004in" svg:x="5.5in" svg:y="3.5in">
        <text:p/>
        <draw:enhanced-geometry svg:viewBox="0 0 21600 21600" draw:glue-points="0 0 0 10800 0 21600 10800 21600 21600 21600 10800 10800" draw:text-areas="1900 12700 12700 19700" draw:mirror-horizontal="true" draw:mirror-vertical="false" draw:type="right-triangle" draw:enhanced-path="M 0 0 L 21600 21600 0 21600 0 0 Z N"/>
      </draw:custom-shape>
      <draw:custom-shape text:anchor-type="page" text:anchor-page-number="2" draw:z-index="1" draw:name="Shape 2" draw:style-name="gr1" draw:text-style-name="P22" svg:width="0.5004in" svg:height="0.5004in" svg:x="5.5in" svg:y="3.5in">
        <text:p/>
        <draw:enhanced-geometry svg:viewBox="0 0 21600 21600" draw:glue-points="0 0 0 10800 0 21600 10800 21600 21600 21600 10800 10800" draw:text-areas="1900 12700 12700 19700" draw:mirror-horizontal="true" draw:mirror-vertical="false" draw:type="right-triangle" draw:enhanced-path="M 0 0 L 21600 21600 0 21600 0 0 Z N"/>
      </draw:custom-shape>
      <draw:custom-shape text:anchor-type="page" text:anchor-page-number="1" draw:z-index="0" draw:name="Shape 1" draw:style-name="gr1" draw:text-style-name="P22" svg:width="0.5004in" svg:height="0.5004in" svg:x="5.5in" svg:y="3.5in">
        <text:p/>
        <draw:enhanced-geometry svg:viewBox="0 0 21600 21600" draw:glue-points="0 0 0 10800 0 21600 10800 21600 21600 21600 10800 10800" draw:text-areas="1900 12700 12700 19700" draw:mirror-horizontal="true" draw:mirror-vertical="false" draw:type="right-triangle" draw:enhanced-path="M 0 0 L 21600 21600 0 21600 0 0 Z N"/>
      </draw:custom-shape>
      <text:p text:style-name="P2">Name:<text:span text:style-name="T1"> <text:s text:c="15"/></text:span></text:p>
      <text:p text:style-name="P7">[ Details ]</text:p>
      <text:p text:style-name="P4"><text:s text:c="4"/>Race:<text:span text:style-name="T1"> <text:s text:c="11"/></text:span></text:p>
      <text:p text:style-name="P2"><text:s text:c="2"/>Gender:<text:span text:style-name="T1"> <text:s text:c="11"/></text:span></text:p>
      <text:p text:style-name="P2">Physique:<text:span text:style-name="T1"> <text:s text:c="11"/></text:span></text:p>
      <text:p text:style-name="P2"><text:s/>Clothes:<text:span text:style-name="T1"> <text:s text:c="11"/></text:span></text:p>
      <text:p text:style-name="P2"><text:s text:c="2"/>Speech:<text:span text:style-name="T1"> <text:s text:c="11"/></text:span></text:p>
      <text:p text:style-name="P2"><text:s text:c="4"/>Face:<text:span text:style-name="T1"> <text:s text:c="11"/></text:span></text:p>
      <text:p text:style-name="P2"><text:s text:c="4"/>Skin:<text:span text:style-name="T1"> <text:s text:c="11"/></text:span></text:p>
      <text:p text:style-name="P2"><text:s text:c="4"/>Hair:<text:span text:style-name="T1"> <text:s text:c="11"/></text:span></text:p>
      <text:p text:style-name="P2"><text:s text:c="2"/>Virtue:<text:span text:style-name="T1"> <text:s text:c="11"/></text:span></text:p>
      <text:p text:style-name="P2"><text:s text:c="4"/>Vice:<text:span text:style-name="T1"> <text:s text:c="11"/></text:span></text:p>
      <text:p text:style-name="P6">Background</text:p>
      <text:p text:style-name="P5"><text:s text:c="21"/></text:p>
      <text:p text:style-name="P5"><text:s text:c="21"/></text:p>
      <text:p text:style-name="P5"><text:s text:c="21"/></text:p>
      <text:p text:style-name="P5"><text:s text:c="21"/></text:p>
      <text:p text:style-name="P6">Misfortunes</text:p>
      <text:p text:style-name="P3"><text:span text:style-name="T1"><text:s text:c="21"/></text:span></text:p>
      <text:p text:style-name="P3"><text:span text:style-name="T1"><text:s text:c="21"/></text:span></text:p>
      <text:p text:style-name="P3"><text:span text:style-name="T1"><text:s text:c="21"/></text:span></text:p>
      <text:p text:style-name="P6"><text:span text:style-name="T1"/></text:p>
      <text:p text:style-name="P13">Player:<text:span text:style-name="T1"> <text:s text:c="13"/></text:span></text:p>
      <text:p text:style-name="P16">Lv &amp; Xp:<text:span text:style-name="T1"> <text:s text:c="17"/></text:span></text:p>
      <text:p text:style-name="P15"><text:span text:style-name="T3">Scaling</text:span><text:span text:style-name="T1"> <text:s text:c="2"/></text:span><text:span text:style-name="T4">D</text:span><text:span text:style-name="T3">ice</text:span><text:span text:style-name="T1"> <text:s text:c="2"/></text:span><text:span text:style-name="T3">Bonus</text:span><text:span text:style-name="T1"> <text:s text:c="2"/></text:span></text:p>
      <text:p text:style-name="P11">Health</text:p>
      <text:p text:style-name="P11"><text:s/><text:span text:style-name="T3">(Current/Maximum)</text:span></text:p>
      <text:p text:style-name="P18">[ <text:s text:c="2"/>/ <text:s text:c="2"/>]</text:p>
      <text:p text:style-name="P11">Armor</text:p>
      <text:p text:style-name="P8">(Armor+Bonus)</text:p>
      <text:p text:style-name="P19">[ <text:s text:c="2"/>+ <text:s text:c="2"/>]</text:p>
      <text:p text:style-name="P14"><text:span text:style-name="T3"><text:s text:c="3"/>Speeds</text:span>:<text:span text:style-name="T1"> <text:s text:c="13"/></text:span></text:p>
      <text:p text:style-name="P14"><text:span text:style-name="T3">Footprint</text:span>:<text:span text:style-name="T1"> <text:s text:c="13"/></text:span></text:p>
      <text:p text:style-name="P14"><text:span text:style-name="T3"><text:s text:c="5"/>Size</text:span>:<text:span text:style-name="T1"> <text:s text:c="13"/></text:span></text:p>
      <text:p text:style-name="P10"><text:span text:style-name="T1"/></text:p>
      <text:p text:style-name="P11">Notes</text:p>
      <text:p text:style-name="P17"><text:s text:c="21"/></text:p>
      <text:p text:style-name="P17"><text:s text:c="21"/></text:p>
      <text:p text:style-name="P17"><text:s text:c="21"/></text:p>
      <text:p text:style-name="P17"><text:s text:c="21"/></text:p>
      <text:p text:style-name="P17"><text:s text:c="21"/></text:p>
      <text:p text:style-name="P12"/>
      <text:p text:style-name="P12"/>
      <text:p text:style-name="P12">[ Physical ]</text:p>
      <text:p text:style-name="P14"><text:s text:c="6"/>Might:<text:span text:style-name="T1"> <text:s text:c="8"/></text:span></text:p>
      <text:p text:style-name="P14"><text:s text:c="4"/>Agility:<text:span text:style-name="T1"> <text:s text:c="8"/></text:span></text:p>
      <text:p text:style-name="P14"><text:s text:c="2"/>Fortitude:<text:span text:style-name="T1"> <text:s text:c="8"/></text:span></text:p>
      <text:p text:style-name="P12">[ Mental ]</text:p>
      <text:p text:style-name="P14"><text:s text:c="4"/>Knowing:<text:span text:style-name="T1"> <text:s text:c="8"/></text:span></text:p>
      <text:p text:style-name="P14"><text:s text:c="6"/>Logic:<text:span text:style-name="T1"> <text:s text:c="8"/></text:span></text:p>
      <text:p text:style-name="P14"><text:s/>Perception:<text:span text:style-name="T1"> <text:s text:c="8"/></text:span></text:p>
      <text:p text:style-name="P14"><text:s text:c="2"/>Willpower:<text:span text:style-name="T1"> <text:s text:c="8"/></text:span></text:p>
      <text:p text:style-name="P12">[ Social ]</text:p>
      <text:p text:style-name="P14"><text:s text:c="2"/>Deception:<text:span text:style-name="T1"> <text:s text:c="8"/></text:span></text:p>
      <text:p text:style-name="P14"><text:s/>Persuasion:<text:span text:style-name="T1"> <text:s text:c="8"/></text:span></text:p>
      <text:p text:style-name="P14"><text:s text:c="3"/>Presence:<text:span text:style-name="T1"> <text:s text:c="8"/></text:span></text:p>
      <text:p text:style-name="P12">[ Exceptional ]</text:p>
      <text:p text:style-name="P14"><text:s/>Alteration:<text:span text:style-name="T1"> <text:s text:c="8"/></text:span></text:p>
      <text:p text:style-name="P14"><text:s text:c="3"/>Creation:<text:span text:style-name="T1"> <text:s text:c="8"/></text:span></text:p>
      <text:p text:style-name="P14"><text:s text:c="5"/>Energy:<text:span text:style-name="T1"> <text:s text:c="8"/></text:span></text:p>
      <text:p text:style-name="P14"><text:s text:c="4"/>Entropy:<text:span text:style-name="T1"> <text:s text:c="8"/></text:span></text:p>
      <text:p text:style-name="P14"><text:s text:c="2"/>Influence:<text:span text:style-name="T1"> <text:s text:c="8"/></text:span></text:p>
      <text:p text:style-name="P14"><text:s text:c="3"/>Movement:<text:span text:style-name="T1"> <text:s text:c="8"/></text:span></text:p>
      <text:p text:style-name="P14">Pre-Science:<text:span text:style-name="T1"> <text:s text:c="8"/></text:span></text:p>
      <text:p text:style-name="P14"><text:s/>Protection:<text:span text:style-name="T1"> <text:s text:c="8"/></text:span></text:p>
      <text:p text:style-name="P20"><text:soft-page-break/><text:s text:c="17"/></text:p>
      <text:p text:style-name="P20"><text:s text:c="17"/></text:p>
      <text:p text:style-name="P20"><text:s text:c="17"/></text:p>
      <text:p text:style-name="P20"><text:s text:c="17"/></text:p>
      <text:p text:style-name="P20"><text:s text:c="17"/></text:p>
      <text:p text:style-name="P20"><text:s text:c="17"/></text:p>
      <text:p text:style-name="P20"><text:s text:c="17"/></text:p>
      <text:p text:style-name="P20"><text:s text:c="17"/></text:p>
      <text:p text:style-name="P20"><text:s text:c="17"/></text:p>
      <text:p text:style-name="P20"><text:s text:c="17"/></text:p>
      <text:p text:style-name="P20"><text:s text:c="17"/></text:p>
      <text:p text:style-name="P20"><text:s text:c="17"/></text:p>
      <text:p text:style-name="P20"><text:s text:c="17"/></text:p>
      <text:p text:style-name="P20"><text:s text:c="17"/></text:p>
      <text:p text:style-name="P20"><text:s text:c="17"/></text:p>
      <text:p text:style-name="P20"><text:s text:c="17"/></text:p>
      <text:p text:style-name="P20"><text:s text:c="17"/></text:p>
      <text:p text:style-name="P9">Traits Sheet</text:p>
      <text:p text:style-name="P20"><text:s text:c="17"/></text:p>
      <text:p text:style-name="P20"><text:s text:c="17"/></text:p>
      <text:p text:style-name="P20"><text:s text:c="17"/></text:p>
      <text:p text:style-name="P20"><text:s text:c="17"/></text:p>
      <text:p text:style-name="P20"><text:s text:c="17"/></text:p>
      <text:p text:style-name="P20"><text:s text:c="17"/></text:p>
      <text:p text:style-name="P20"><text:s text:c="17"/></text:p>
      <text:p text:style-name="P20"><text:s text:c="17"/></text:p>
      <text:p text:style-name="P20"><text:s text:c="17"/></text:p>
      <text:p text:style-name="P20"><text:s text:c="17"/></text:p>
      <text:p text:style-name="P20"><text:s text:c="17"/></text:p>
      <text:p text:style-name="P20"><text:s text:c="17"/></text:p>
      <text:p text:style-name="P20"><text:s text:c="17"/></text:p>
      <text:p text:style-name="P20"><text:s text:c="17"/></text:p>
      <text:p text:style-name="P20"><text:s text:c="17"/></text:p>
      <text:p text:style-name="P20"><text:s text:c="17"/></text:p>
      <text:p text:style-name="P20"><text:s text:c="17"/></text:p>
      <text:p text:style-name="P20"><text:s text:c="17"/></text:p>
      <text:p text:style-name="P20"><text:s text:c="17"/></text:p>
      <text:p text:style-name="P20"><text:s text:c="17"/></text:p>
      <text:p text:style-name="P20"><text:s text:c="17"/></text:p>
      <text:p text:style-name="P20"><text:s text:c="17"/></text:p>
      <text:p text:style-name="P20"><text:s text:c="17"/></text:p>
      <text:p text:style-name="P20"><text:s text:c="17"/></text:p>
      <text:p text:style-name="P20"><text:s text:c="17"/></text:p>
      <text:p text:style-name="P20"><text:s text:c="17"/></text:p>
      <text:p text:style-name="P20"><text:s text:c="17"/></text:p>
      <text:p text:style-name="P20"><text:s text:c="17"/></text:p>
      <text:p text:style-name="P20"><text:s text:c="17"/></text:p>
      <text:p text:style-name="P20"><text:s text:c="17"/></text:p>
      <text:p text:style-name="P20"><text:s text:c="17"/></text:p>
      <text:p text:style-name="P20"><text:s text:c="17"/></text:p>
      <text:p text:style-name="P20"><text:s text:c="17"/></text:p>
      <text:p text:style-name="P20"><text:soft-page-break/><text:s text:c="17"/></text:p>
      <text:p text:style-name="P20"><text:s text:c="17"/></text:p>
      <text:p text:style-name="P20"><text:s text:c="17"/></text:p>
      <text:p text:style-name="P20"><text:s text:c="17"/></text:p>
      <text:p text:style-name="P20"><text:s text:c="17"/></text:p>
      <text:p text:style-name="P20"><text:s text:c="17"/></text:p>
      <text:p text:style-name="P20"><text:s text:c="17"/></text:p>
      <text:p text:style-name="P20"><text:s text:c="17"/></text:p>
      <text:p text:style-name="P20"><text:s text:c="17"/></text:p>
      <text:p text:style-name="P20"><text:s text:c="17"/></text:p>
      <text:p text:style-name="P20"><text:s text:c="17"/></text:p>
      <text:p text:style-name="P20"><text:s text:c="17"/></text:p>
      <text:p text:style-name="P20"><text:s text:c="17"/></text:p>
      <text:p text:style-name="P20"><text:s text:c="17"/></text:p>
      <text:p text:style-name="P20"><text:s text:c="17"/></text:p>
      <text:p text:style-name="P20"><text:s text:c="17"/></text:p>
      <text:p text:style-name="P20"><text:s text:c="17"/></text:p>
      <text:p text:style-name="P9">Inventory</text:p>
      <text:p text:style-name="P21">[ <text:s text:c="6"/>/ <text:s text:c="6"/>]<text:span text:style-name="T1"> <text:s text:c="24"/></text:span></text:p>
      <text:p text:style-name="P20"><text:s text:c="17"/></text:p>
      <text:p text:style-name="P20"><text:s text:c="17"/></text:p>
      <text:p text:style-name="P20"><text:s text:c="17"/></text:p>
      <text:p text:style-name="P20"><text:s text:c="17"/></text:p>
      <text:p text:style-name="P20"><text:s text:c="17"/></text:p>
      <text:p text:style-name="P20"><text:s text:c="17"/></text:p>
      <text:p text:style-name="P20"><text:s text:c="17"/></text:p>
      <text:p text:style-name="P20"><text:s text:c="17"/></text:p>
      <text:p text:style-name="P20"><text:s text:c="17"/></text:p>
      <text:p text:style-name="P20"><text:s text:c="17"/></text:p>
      <text:p text:style-name="P20"><text:s text:c="17"/></text:p>
      <text:p text:style-name="P20"><text:s text:c="17"/></text:p>
      <text:p text:style-name="P20"><text:s text:c="17"/></text:p>
      <text:p text:style-name="P20"><text:s text:c="17"/></text:p>
      <text:p text:style-name="P20"><text:s text:c="17"/></text:p>
      <text:p text:style-name="P20"><text:s text:c="17"/></text:p>
      <text:p text:style-name="P20"><text:s text:c="17"/></text:p>
      <text:p text:style-name="P20"><text:s text:c="17"/></text:p>
      <text:p text:style-name="P20"><text:s text:c="17"/></text:p>
      <text:p text:style-name="P20"><text:s text:c="17"/></text:p>
      <text:p text:style-name="P20"><text:s text:c="17"/></text:p>
      <text:p text:style-name="P20"><text:s text:c="17"/></text:p>
      <text:p text:style-name="P20"><text:s text:c="17"/></text:p>
      <text:p text:style-name="P20"><text:s text:c="17"/></text:p>
      <text:p text:style-name="P20"><text:s text:c="17"/></text:p>
      <text:p text:style-name="P20"><text:s text:c="17"/></text:p>
      <text:p text:style-name="P20"><text:s text:c="17"/></text:p>
      <text:p text:style-name="P20"><text:s text:c="17"/></text:p>
      <text:p text:style-name="P20"><text:s text:c="17"/></text:p>
      <text:p text:style-name="P20"><text:s text:c="17"/></text:p>
      <text:p text:style-name="P20"><text:s text:c="17"/></text:p>
      <text:p text:style-name="P20"><text:s text:c="1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059" svg:font-family="C059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Symbols 2" svg:font-family="'Noto Sans Symbols 2'" style:font-family-generic="swiss" style:font-pitch="variable"/>
    <style:font-face style:name="Noto Serif CJK SC" svg:font-family="'Noto Serif CJK SC'" style:font-family-generic="system" style:font-pitch="variable"/>
    <style:font-face style:name="Source Code Pro" svg:font-family="'Source Code Pro'" style:font-pitch="fixed"/>
    <style:font-face style:name="Source Code Pro Medium" svg:font-family="'Source Code Pro Medium'" style:font-pitch="fixed"/>
    <style:font-face style:name="Source Code Pro Medium1" svg:font-family="'Source Code Pro Medium'" style:font-adornments="Medium" style:font-pitch="fixed"/>
    <style:font-face style:name="Symbola" svg:font-family="Symbola" style:font-pitch="variable"/>
    <style:font-face style:name="Ter" svg:font-family="Ter"/>
  </office:font-face-decls>
  <office:styles>
    <draw:hatch draw:name="Black_20_0_20_Degrees" draw:display-name="Black 0 Degrees" draw:style="single" draw:color="#000000" draw:distance="0.0402in" draw:rotation="0"/>
    <draw:hatch draw:name="Black_20_180_20_Degrees_20_Crossed" draw:display-name="Black 180 Degrees Crossed" draw:style="double" draw:color="#000000" draw:distance="0.0402in" draw:rotation="180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8in" style:type="center"/>
          <style:tab-stop style:position="5.6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2.8in" style:type="center"/>
          <style:tab-stop style:position="5.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C059" fo:font-size="6pt" officeooo:rsid="0007a686" officeooo:paragraph-rsid="0007a686" style:font-size-asian="5.25pt" style:font-size-complex="6pt"/>
    </style:style>
    <style:page-layout style:name="Mpm1">
      <style:page-layout-properties fo:page-width="6in" fo:page-height="4in" style:num-format="1" style:print-orientation="landscape" fo:margin-top="0in" fo:margin-bottom="0.1in" fo:margin-left="0.1in" fo:margin-right="0.1in" fo:border="0.06pt solid #000000" fo:padding="0.0201in" style:shadow="#000000 0.0693in 0.0693in" style:writing-mode="lr-tb" style:footnote-max-height="0in" loext:margin-gutter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in" fo:margin-left="0in" fo:margin-right="0in" fo:margin-bottom="0in" fo:background-color="transparent" style:dynamic-spacing="false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nimarmum Systema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0T14:55:11.578515300</meta:creation-date>
    <dc:date>2024-05-30T16:20:46.641151814</dc:date>
    <meta:editing-duration>PT1H25M36S</meta:editing-duration>
    <meta:editing-cycles>1</meta:editing-cycles>
    <meta:generator>LibreOffice/7.6.7.2$Linux_X86_64 LibreOffice_project/60$Build-2</meta:generator>
    <meta:print-date>2024-05-30T16:23:45.272699078</meta:print-date>
    <meta:printed-by>PDF files</meta:printed-by>
    <meta:document-statistic meta:table-count="0" meta:image-count="0" meta:object-count="0" meta:page-count="3" meta:paragraph-count="164" meta:word-count="75" meta:character-count="2912" meta:non-whitespace-character-count="445"/>
  </office:meta>
</office:document-meta>
</file>